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 svg:font-family="'Lohit Devanagari'"/>
    <style:font-face style:name="Courier New" svg:font-family="'Courier New'" style:font-adornments="Regular" style:font-pitch="fixed"/>
    <style:font-face style:name="FreeMono" svg:font-family="Free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ab-stops>
          <style:tab-stop style:position="16.955cm" style:type="right"/>
        </style:tab-stops>
      </style:paragraph-properties>
      <style:text-properties style:font-name="Times New Roman" fo:font-weight="bold" style:font-name-asian="Times New Roman1" style:font-weight-asian="bold"/>
    </style:style>
    <style:style style:name="P2" style:family="paragraph" style:parent-style-name="Standard">
      <style:paragraph-properties>
        <style:tab-stops>
          <style:tab-stop style:position="16.955cm" style:type="right"/>
        </style:tab-stops>
      </style:paragraph-properties>
      <style:text-properties style:font-name="Times New Roman" style:font-name-asian="Times New Roman1"/>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text-properties fo:language="en" fo:country="US" fo:font-weight="bold" style:font-weight-asian="bold"/>
    </style:style>
    <style:style style:name="P6" style:family="paragraph" style:parent-style-name="Standard">
      <style:text-properties fo:language="en" fo:country="US" officeooo:rsid="00368f84" officeooo:paragraph-rsid="00368f84"/>
    </style:style>
    <style:style style:name="P7" style:family="paragraph" style:parent-style-name="Standard">
      <style:text-properties fo:language="en" fo:country="US" officeooo:rsid="0052f59c" officeooo:paragraph-rsid="0052f59c"/>
    </style:style>
    <style:style style:name="P8" style:family="paragraph" style:parent-style-name="Standard">
      <style:text-properties officeooo:paragraph-rsid="001f8a36"/>
    </style:style>
    <style:style style:name="P9" style:family="paragraph" style:parent-style-name="Standard">
      <style:text-properties officeooo:paragraph-rsid="0022409f"/>
    </style:style>
    <style:style style:name="P10" style:family="paragraph" style:parent-style-name="Standard">
      <style:text-properties officeooo:paragraph-rsid="00368f84"/>
    </style:style>
    <style:style style:name="P11" style:family="paragraph" style:parent-style-name="Standard">
      <style:text-properties officeooo:paragraph-rsid="002482d5"/>
    </style:style>
    <style:style style:name="P12" style:family="paragraph" style:parent-style-name="Standard">
      <style:text-properties officeooo:paragraph-rsid="0026cbf7"/>
    </style:style>
    <style:style style:name="P13" style:family="paragraph" style:parent-style-name="Standard">
      <style:text-properties officeooo:rsid="004bbdab" officeooo:paragraph-rsid="004bbdab"/>
    </style:style>
    <style:style style:name="P14" style:family="paragraph" style:parent-style-name="Footer">
      <style:paragraph-properties fo:padding="0cm" fo:border="none"/>
    </style:style>
    <style:style style:name="P15" style:family="paragraph" style:parent-style-name="Title">
      <style:paragraph-properties fo:text-align="center" style:justify-single-word="false"/>
    </style:style>
    <style:style style:name="P16" style:family="paragraph" style:parent-style-name="Subtitle">
      <style:paragraph-properties fo:text-align="center" style:justify-single-word="false"/>
    </style:style>
    <style:style style:name="P17" style:family="paragraph" style:parent-style-name="Heading_20_3">
      <style:text-properties fo:language="en" fo:country="US"/>
    </style:style>
    <style:style style:name="P18" style:family="paragraph" style:parent-style-name="Heading_20_2">
      <style:text-properties fo:language="en" fo:country="US"/>
    </style:style>
    <style:style style:name="P19" style:family="paragraph" style:parent-style-name="Heading_20_4">
      <style:text-properties fo:language="en" fo:country="US"/>
    </style:style>
    <style:style style:name="P20" style:family="paragraph" style:parent-style-name="Heading_20_4">
      <style:text-properties fo:language="en" fo:country="US" officeooo:rsid="0014a4f7" officeooo:paragraph-rsid="002482d5"/>
    </style:style>
    <style:style style:name="P21" style:family="paragraph" style:parent-style-name="Heading_20_4">
      <style:text-properties fo:language="en" fo:country="US" officeooo:rsid="0012aa2f" officeooo:paragraph-rsid="001f8a36"/>
    </style:style>
    <style:style style:name="P22" style:family="paragraph" style:parent-style-name="Standard">
      <style:paragraph-properties fo:margin-left="0cm" fo:margin-right="0cm" fo:text-indent="0cm" style:auto-text-indent="false"/>
      <style:text-properties officeooo:paragraph-rsid="0022409f"/>
    </style:style>
    <style:style style:name="P23" style:family="paragraph" style:parent-style-name="Standard">
      <style:paragraph-properties fo:margin-left="0cm" fo:margin-right="0cm" fo:text-indent="0cm" style:auto-text-indent="false"/>
      <style:text-properties officeooo:paragraph-rsid="001f8a36"/>
    </style:style>
    <style:style style:name="P24" style:family="paragraph" style:parent-style-name="Standard">
      <style:paragraph-properties fo:margin-left="0cm" fo:margin-right="0cm" fo:text-indent="0cm" style:auto-text-indent="false"/>
      <style:text-properties fo:language="en" fo:country="US" officeooo:paragraph-rsid="002482d5"/>
    </style:style>
    <style:style style:name="P25" style:family="paragraph" style:parent-style-name="Title" style:master-page-name="Standard">
      <style:paragraph-properties fo:text-align="center" style:justify-single-word="false" style:page-number="auto"/>
      <style:text-properties officeooo:rsid="0014a4f7"/>
    </style:style>
    <style:style style:name="P26" style:family="paragraph" style:parent-style-name="List_20_Paragraph" style:list-style-name="WWNum12">
      <style:text-properties officeooo:paragraph-rsid="00211b88"/>
    </style:style>
    <style:style style:name="P27" style:family="paragraph" style:parent-style-name="List_20_Paragraph" style:list-style-name="WWNum12">
      <style:text-properties officeooo:paragraph-rsid="0022409f"/>
    </style:style>
    <style:style style:name="P28" style:family="paragraph" style:parent-style-name="List_20_Paragraph" style:list-style-name="WWNum12">
      <style:text-properties officeooo:paragraph-rsid="000d18d5"/>
    </style:style>
    <style:style style:name="P29" style:family="paragraph" style:parent-style-name="List_20_Paragraph" style:list-style-name="L2">
      <style:text-properties officeooo:paragraph-rsid="00368f84"/>
    </style:style>
    <style:style style:name="P30" style:family="paragraph" style:parent-style-name="List_20_Paragraph" style:list-style-name="L2">
      <style:text-properties fo:language="en" fo:country="US" officeooo:rsid="00368f84" officeooo:paragraph-rsid="00368f84"/>
    </style:style>
    <style:style style:name="P31" style:family="paragraph" style:parent-style-name="Standard" style:list-style-name="L1">
      <style:text-properties fo:language="en" fo:country="US" officeooo:rsid="004bbdab" officeooo:paragraph-rsid="004bbdab"/>
    </style:style>
    <style:style style:name="P32" style:family="paragraph" style:parent-style-name="Standard" style:list-style-name="WWNum8">
      <style:text-properties fo:language="en" fo:country="US" officeooo:paragraph-rsid="001f8a36"/>
    </style:style>
    <style:style style:name="P33" style:family="paragraph" style:parent-style-name="Standard" style:list-style-name="WWNum8">
      <style:text-properties fo:language="en" fo:country="US" officeooo:rsid="000ffa46" officeooo:paragraph-rsid="000ffa46"/>
    </style:style>
    <style:style style:name="P34" style:family="paragraph" style:parent-style-name="Standard" style:list-style-name="WWNum10">
      <style:text-properties fo:language="en" fo:country="US" officeooo:paragraph-rsid="005039c0"/>
    </style:style>
    <style:style style:name="P35" style:family="paragraph" style:parent-style-name="Standard" style:list-style-name="WWNum9">
      <style:text-properties fo:language="en" fo:country="US"/>
    </style:style>
    <style:style style:name="P36" style:family="paragraph" style:parent-style-name="Standard" style:list-style-name="WWNum9">
      <style:text-properties fo:language="en" fo:country="US" officeooo:rsid="0042ea96" officeooo:paragraph-rsid="0042ea96"/>
    </style:style>
    <style:style style:name="P37" style:family="paragraph" style:parent-style-name="Standard" style:list-style-name="WWNum4">
      <style:text-properties fo:language="en" fo:country="US"/>
    </style:style>
    <style:style style:name="P38" style:family="paragraph" style:parent-style-name="Standard" style:list-style-name="WWNum8">
      <style:text-properties officeooo:paragraph-rsid="000ffa46"/>
    </style:style>
    <style:style style:name="P39" style:family="paragraph" style:parent-style-name="Standard" style:list-style-name="WWNum14"/>
    <style:style style:name="P40" style:family="paragraph" style:parent-style-name="Standard" style:list-style-name="WWNum10"/>
    <style:style style:name="P41" style:family="paragraph" style:parent-style-name="Standard" style:list-style-name="WWNum9"/>
    <style:style style:name="P42" style:family="paragraph" style:parent-style-name="Standard" style:list-style-name="WWNum4"/>
    <style:style style:name="P43" style:family="paragraph" style:parent-style-name="Standard" style:list-style-name="WWNum4">
      <style:text-properties officeooo:paragraph-rsid="0042ea96"/>
    </style:style>
    <style:style style:name="P44" style:family="paragraph" style:parent-style-name="Standard" style:list-style-name="WWNum4">
      <style:text-properties officeooo:paragraph-rsid="004a32c0"/>
    </style:style>
    <style:style style:name="P45" style:family="paragraph" style:parent-style-name="Standard" style:list-style-name="WWNum15"/>
    <style:style style:name="P46" style:family="paragraph" style:parent-style-name="Standard" style:list-style-name="WWNum15">
      <style:text-properties officeooo:paragraph-rsid="002888df"/>
    </style:style>
    <style:style style:name="P47" style:family="paragraph" style:parent-style-name="Standard" style:list-style-name="WWNum15">
      <style:text-properties officeooo:rsid="002888df" officeooo:paragraph-rsid="002888df"/>
    </style:style>
    <style:style style:name="P48" style:family="paragraph" style:parent-style-name="Standard" style:list-style-name="WWNum16"/>
    <style:style style:name="P49" style:family="paragraph" style:parent-style-name="Standard" style:list-style-name="WWNum16">
      <style:text-properties officeooo:paragraph-rsid="002a1f8b"/>
    </style:style>
    <style:style style:name="P50" style:family="paragraph" style:parent-style-name="Standard" style:list-style-name="WWNum16">
      <style:text-properties officeooo:rsid="002a1f8b" officeooo:paragraph-rsid="002a1f8b"/>
    </style:style>
    <style:style style:name="P51" style:family="paragraph" style:parent-style-name="Standard" style:list-style-name="WWNum5"/>
    <style:style style:name="T1" style:family="text">
      <style:text-properties fo:language="en" fo:country="US"/>
    </style:style>
    <style:style style:name="T2" style:family="text">
      <style:text-properties fo:language="en" fo:country="US" officeooo:rsid="000d18d5"/>
    </style:style>
    <style:style style:name="T3" style:family="text">
      <style:text-properties fo:language="en" fo:country="US" officeooo:rsid="000ef0a6"/>
    </style:style>
    <style:style style:name="T4" style:family="text">
      <style:text-properties fo:language="en" fo:country="US" officeooo:rsid="000ffa46"/>
    </style:style>
    <style:style style:name="T5" style:family="text">
      <style:text-properties fo:language="en" fo:country="US" officeooo:rsid="00117046"/>
    </style:style>
    <style:style style:name="T6" style:family="text">
      <style:text-properties fo:language="en" fo:country="US" officeooo:rsid="0012aa2f"/>
    </style:style>
    <style:style style:name="T7" style:family="text">
      <style:text-properties fo:language="en" fo:country="US" officeooo:rsid="0013906a"/>
    </style:style>
    <style:style style:name="T8" style:family="text">
      <style:text-properties fo:language="en" fo:country="US" officeooo:rsid="001710b3"/>
    </style:style>
    <style:style style:name="T9" style:family="text">
      <style:text-properties fo:language="en" fo:country="US" officeooo:rsid="0018cc3d"/>
    </style:style>
    <style:style style:name="T10" style:family="text">
      <style:text-properties fo:language="en" fo:country="US" officeooo:rsid="0019fbb4"/>
    </style:style>
    <style:style style:name="T11" style:family="text">
      <style:text-properties fo:language="en" fo:country="US" officeooo:rsid="0022409f"/>
    </style:style>
    <style:style style:name="T12" style:family="text">
      <style:text-properties fo:language="en" fo:country="US" officeooo:rsid="00259762"/>
    </style:style>
    <style:style style:name="T13" style:family="text">
      <style:text-properties fo:language="en" fo:country="US" officeooo:rsid="00323613"/>
    </style:style>
    <style:style style:name="T14" style:family="text">
      <style:text-properties fo:language="en" fo:country="US" officeooo:rsid="003404f2"/>
    </style:style>
    <style:style style:name="T15" style:family="text">
      <style:text-properties fo:language="en" fo:country="US" officeooo:rsid="00353ccd"/>
    </style:style>
    <style:style style:name="T16" style:family="text">
      <style:text-properties fo:language="en" fo:country="US" officeooo:rsid="00368f84"/>
    </style:style>
    <style:style style:name="T17" style:family="text">
      <style:text-properties fo:language="en" fo:country="US" officeooo:rsid="003808a5"/>
    </style:style>
    <style:style style:name="T18" style:family="text">
      <style:text-properties fo:language="en" fo:country="US" officeooo:rsid="0039fc92"/>
    </style:style>
    <style:style style:name="T19" style:family="text">
      <style:text-properties fo:language="en" fo:country="US" officeooo:rsid="00240d38"/>
    </style:style>
    <style:style style:name="T20" style:family="text">
      <style:text-properties fo:language="en" fo:country="US" officeooo:rsid="003a0010"/>
    </style:style>
    <style:style style:name="T21" style:family="text">
      <style:text-properties fo:language="en" fo:country="US" officeooo:rsid="003b7886"/>
    </style:style>
    <style:style style:name="T22" style:family="text">
      <style:text-properties fo:language="en" fo:country="US" officeooo:rsid="0026cbf7"/>
    </style:style>
    <style:style style:name="T23" style:family="text">
      <style:text-properties fo:language="en" fo:country="US" officeooo:rsid="003e07e8"/>
    </style:style>
    <style:style style:name="T24" style:family="text">
      <style:text-properties fo:language="en" fo:country="US" officeooo:rsid="003f266b"/>
    </style:style>
    <style:style style:name="T25" style:family="text">
      <style:text-properties fo:language="en" fo:country="US" officeooo:rsid="0044851c"/>
    </style:style>
    <style:style style:name="T26" style:family="text">
      <style:text-properties fo:language="en" fo:country="US" officeooo:rsid="002888df"/>
    </style:style>
    <style:style style:name="T27" style:family="text">
      <style:text-properties fo:language="en" fo:country="US" officeooo:rsid="002a1c8b"/>
    </style:style>
    <style:style style:name="T28" style:family="text">
      <style:text-properties fo:language="en" fo:country="US" officeooo:rsid="004a32c0"/>
    </style:style>
    <style:style style:name="T29" style:family="text">
      <style:text-properties fo:language="en" fo:country="US" officeooo:rsid="002c8fc8"/>
    </style:style>
    <style:style style:name="T30" style:family="text">
      <style:text-properties fo:language="en" fo:country="US" officeooo:rsid="002a1f8b"/>
    </style:style>
    <style:style style:name="T31" style:family="text">
      <style:text-properties fo:language="en" fo:country="US" officeooo:rsid="004d30e6"/>
    </style:style>
    <style:style style:name="T32" style:family="text">
      <style:text-properties fo:language="en" fo:country="US" officeooo:rsid="004e65f7"/>
    </style:style>
    <style:style style:name="T33" style:family="text">
      <style:text-properties fo:language="en" fo:country="US" officeooo:rsid="005039c0"/>
    </style:style>
    <style:style style:name="T34" style:family="text">
      <style:text-properties fo:language="en" fo:country="US" officeooo:rsid="00517c63"/>
    </style:style>
    <style:style style:name="T35" style:family="text">
      <style:text-properties fo:language="en" fo:country="US" officeooo:rsid="002482d5"/>
    </style:style>
    <style:style style:name="T36" style:family="text">
      <style:text-properties fo:language="en" fo:country="US" officeooo:rsid="0052f59c"/>
    </style:style>
    <style:style style:name="T37" style:family="text">
      <style:text-properties fo:language="en" fo:country="US" officeooo:rsid="005671f5"/>
    </style:style>
    <style:style style:name="T38" style:family="text">
      <style:text-properties style:text-position="super 58%" fo:language="en" fo:country="US" officeooo:rsid="00576f90"/>
    </style:style>
    <style:style style:name="T39" style:family="text">
      <style:text-properties style:font-name="FreeMono" fo:language="en" fo:country="US" officeooo:rsid="000d18d5"/>
    </style:style>
    <style:style style:name="T40" style:family="text">
      <style:text-properties style:font-name="FreeMono" officeooo:rsid="000d18d5"/>
    </style:style>
    <style:style style:name="T41" style:family="text">
      <style:text-properties officeooo:rsid="001d207e"/>
    </style:style>
    <style:style style:name="T42" style:family="text">
      <style:text-properties officeooo:rsid="0022409f"/>
    </style:style>
    <style:style style:name="T43" style:family="text">
      <style:text-properties officeooo:rsid="002482d5"/>
    </style:style>
    <style:style style:name="T44" style:family="text">
      <style:text-properties officeooo:rsid="000d18d5"/>
    </style:style>
    <style:style style:name="T45" style:family="text">
      <style:text-properties officeooo:rsid="00259762"/>
    </style:style>
    <style:style style:name="T46" style:family="text">
      <style:text-properties officeooo:rsid="0026cbf7"/>
    </style:style>
    <style:style style:name="T47" style:family="text">
      <style:text-properties officeooo:rsid="00283a9e"/>
    </style:style>
    <style:style style:name="T48" style:family="text">
      <style:text-properties officeooo:rsid="002888df"/>
    </style:style>
    <style:style style:name="T49" style:family="text">
      <style:text-properties officeooo:rsid="002a1f8b"/>
    </style:style>
    <style:style style:name="T50" style:family="text">
      <style:text-properties officeooo:rsid="002c8fc8"/>
    </style:style>
    <style:style style:name="T51" style:family="text">
      <style:text-properties officeooo:rsid="00353ccd"/>
    </style:style>
    <style:style style:name="T52" style:family="text">
      <style:text-properties officeooo:rsid="003808a5"/>
    </style:style>
    <style:style style:name="T53" style:family="text">
      <style:text-properties fo:color="#1f4d78" loext:opacity="100%" style:font-name="Calibri Light" fo:font-size="12pt" fo:language="en" fo:country="US" officeooo:rsid="005039c0" style:font-name-asian="Calibri1" style:font-size-asian="12pt" style:font-name-complex="DejaVu Sans" style:font-size-complex="12pt"/>
    </style:style>
    <style:style style:name="T54" style:family="text">
      <style:text-properties officeooo:rsid="003b7886"/>
    </style:style>
    <style:style style:name="T55" style:family="text">
      <style:text-properties officeooo:rsid="00412293"/>
    </style:style>
    <style:style style:name="T56" style:family="text">
      <style:text-properties fo:color="#5a5a5a" loext:opacity="100%" fo:letter-spacing="0.026cm" fo:language="en" fo:country="US" officeooo:rsid="00418046" style:font-name-asian="Calibri1"/>
    </style:style>
    <style:style style:name="T57" style:family="text">
      <style:text-properties fo:color="#5a5a5a" loext:opacity="100%" fo:letter-spacing="0.026cm" fo:language="en" fo:country="US" officeooo:rsid="004a32c0" style:font-name-asian="Calibri1"/>
    </style:style>
    <style:style style:name="T58" style:family="text">
      <style:text-properties fo:color="#5a5a5a" loext:opacity="100%" fo:letter-spacing="0.026cm" fo:language="en" fo:country="US" officeooo:rsid="0052f59c" style:font-name-asian="Calibri1"/>
    </style:style>
    <style:style style:name="T59" style:family="text">
      <style:text-properties fo:color="#5a5a5a" loext:opacity="100%" fo:letter-spacing="0.026cm" fo:language="en" fo:country="US" officeooo:rsid="00576f90" style:font-name-asian="Calibri1"/>
    </style:style>
    <style:style style:name="T60" style:family="text">
      <style:text-properties officeooo:rsid="0044851c"/>
    </style:style>
    <style:style style:name="T61" style:family="text">
      <style:text-properties officeooo:rsid="004a32c0"/>
    </style:style>
    <style:style style:name="T62" style:family="text">
      <style:text-properties officeooo:rsid="004bbdab"/>
    </style:style>
    <style:style style:name="T63" style:family="text">
      <style:text-properties officeooo:rsid="005039c0"/>
    </style:style>
    <style:style style:name="T64" style:family="text">
      <style:text-properties officeooo:rsid="00517c63"/>
    </style:style>
    <style:style style:name="T65" style:family="text">
      <style:text-properties officeooo:rsid="0052f59c"/>
    </style:style>
    <style:style style:name="T66" style:family="text">
      <style:text-properties officeooo:rsid="005581a3"/>
    </style:style>
    <style:style style:name="T67"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AI <text:span text:style-name="T55">for Games</text:span>:</text:p>
      <text:p text:style-name="P15"><text:s/>Individual Project</text:p>
      <text:p text:style-name="P16"><text:span text:style-name="T1">Submission Date: </text:span><text:span text:style-name="T58">Mon</text:span><text:span text:style-name="T28"> </text:span><text:span text:style-name="T59">5</text:span><text:span text:style-name="T38">th</text:span><text:span text:style-name="T1"> </text:span><text:span text:style-name="T56">M</text:span><text:span text:style-name="T57">ay</text:span><text:span text:style-name="T1"> 20</text:span><text:span text:style-name="T56">2</text:span><text:span text:style-name="T58">1</text:span></text:p>
      <text:p text:style-name="P4"/>
      <text:h text:style-name="P18" text:outline-level="2">Rubric</text:h>
      <text:p text:style-name="Standard"><text:span text:style-name="T1">In this assessment you will </text:span><text:span text:style-name="T13">develop </text:span><text:span text:style-name="T2">a game </text:span><text:span text:style-name="T36">containing an AI system </text:span><text:span text:style-name="T15">and write a report about its development</text:span><text:span text:style-name="T13">. You must submit the assessment individually </text:span><text:span text:style-name="T14">and </text:span><text:span text:style-name="T36">all submitted work</text:span><text:span text:style-name="T14"> must be your own.</text:span></text:p>
      <text:p text:style-name="P13"><text:span text:style-name="T15">T</text:span><text:span text:style-name="T1">he following are examples to suggest the sort of AI systems that might be developed:</text:span></text:p>
      <text:list xml:id="list2836406368" text:style-name="L1">
        <text:list-item>
          <text:p text:style-name="P31">An AI to control an agent or multiple agents in <text:span text:style-name="T65">a</text:span> game world</text:p>
        </text:list-item>
        <text:list-item>
          <text:p text:style-name="P31">An AI controlled player for <text:span text:style-name="T65">a</text:span> game</text:p>
        </text:list-item>
        <text:list-item>
          <text:p text:style-name="P31">A procedural content generation system to generate content for <text:span text:style-name="T65">a</text:span> game</text:p>
        </text:list-item>
        <text:list-item>
          <text:p text:style-name="P31">An AI director to manage gameplay</text:p>
        </text:list-item>
        <text:list-item>
          <text:p text:style-name="P31">A combination of multiple such systems</text:p>
        </text:list-item>
      </text:list>
      <text:p text:style-name="P7">While you must develop a game, the focus of the marking will be on the AI that it contains. That means that, for example, the graphics will have no effect on your mark unless, say, you generate them using Procedural Content Generation. <text:span text:style-name="T66">Similarly the quality of game design and gameplay will affect your mark only to the extent they relate to the AI system developed.</text:span></text:p>
      <text:p text:style-name="Standard"><text:span text:style-name="T1">You will submit </text:span><text:span text:style-name="T2">a git repository containing the following things.</text:span></text:p>
      <text:list xml:id="list2650831209" text:style-name="WWNum12">
        <text:list-item>
          <text:p text:style-name="P26"><text:span text:style-name="T1">A report </text:span><text:span text:style-name="T3">describing</text:span><text:span text:style-name="T1"> </text:span><text:span text:style-name="T3">your </text:span><text:span text:style-name="T36">game and </text:span><text:span text:style-name="T1">AI </text:span><text:span text:style-name="T3">system and its development</text:span><text:span text:style-name="T6">.</text:span></text:p>
        </text:list-item>
        <text:list-item>
          <text:p text:style-name="P27"><text:span text:style-name="T11">A</text:span><text:span text:style-name="T6"> playable version of the game </text:span><text:span text:style-name="T36">and </text:span><text:span text:style-name="T6">AI system</text:span></text:p>
        </text:list-item>
        <text:list-item>
          <text:p text:style-name="P28"><text:span text:style-name="T2">Source code for the AI system developed along with all configuration files </text:span><text:span text:style-name="T15">and documentation</text:span><text:span text:style-name="T2"> required to build </text:span><text:span text:style-name="T3">it.</text:span></text:p>
        </text:list-item>
      </text:list>
      <text:p text:style-name="Standard"><text:span text:style-name="T1">This assessment is worth </text:span><text:span text:style-name="T3">10</text:span><text:span text:style-name="T1">0</text:span><text:bookmark text:name="_GoBack"/><text:span text:style-name="T1">% of the overall mark for the module. </text:span></text:p>
      <text:h text:style-name="P17" text:outline-level="3">Deliverables:</text:h>
      <text:p text:style-name="P3">The following <text:span text:style-name="T41">three</text:span> items are the deliverables for this assessment:</text:p>
      <text:list xml:id="list3887829921" text:style-name="WWNum8">
        <text:list-item>
          <text:p text:style-name="P32">An Assessment Report of up to 30 pages of A4</text:p>
        </text:list-item>
        <text:list-item>
          <text:p text:style-name="P33">Source code, configuration files, <text:span text:style-name="T51">and build documentation</text:span></text:p>
        </text:list-item>
        <text:list-item>
          <text:p text:style-name="P38"><text:span text:style-name="T4">A </text:span><text:span text:style-name="T6">playable </text:span><text:span text:style-name="T4">build of the game that </text:span><text:span text:style-name="T5">includes your AI system</text:span></text:p>
        </text:list-item>
      </text:list>
      <text:h text:style-name="P19" text:outline-level="4">Assessment Report</text:h>
      <text:p text:style-name="P3">This assessment is largely judged on the basis of a report on the AI that was developed, with other deliverables supporting and providing context for this report. <text:span text:style-name="T62">The maximum length for this report is 30 pages, including screenshots, graphs, </text:span><text:span text:style-name="T65">UML</text:span><text:span text:style-name="T62"> diagrams, etc.</text:span></text:p>
      <text:p text:style-name="Standard"><text:span text:style-name="T1">The report that </text:span><text:span text:style-name="T34">you</text:span><text:span text:style-name="T1"> deliver will </text:span><text:span text:style-name="T31">contain</text:span><text:span text:style-name="T1"> </text:span><text:span text:style-name="T31">the following:</text:span></text:p>
      <text:list xml:id="list1639064303" text:style-name="WWNum14">
        <text:list-item>
          <text:p text:style-name="P39"><text:span text:style-name="T1">An introduction, which </text:span><text:span text:style-name="T9">gives an overview of</text:span><text:span text:style-name="T1"> </text:span><text:span text:style-name="T15">a</text:span><text:span text:style-name="T1"> game </text:span><text:span text:style-name="T17">and</text:span><text:span text:style-name="T1"> </text:span><text:span text:style-name="T8">AI system</text:span></text:p>
        </text:list-item>
        <text:list-item>
          <text:p text:style-name="P39"><text:span text:style-name="T1">An implementation report that outlines how said </text:span><text:span text:style-name="T36">game and </text:span><text:span text:style-name="T10">AI system</text:span><text:span text:style-name="T1"> was built.</text:span></text:p>
        </text:list-item>
        <text:list-item>
          <text:p text:style-name="P39"><text:soft-page-break/>A <text:span text:style-name="T51">d</text:span>iscussion of the approach that was taken, including a judgement regarding the success of the approach taken, a <text:span text:style-name="T52">discussion</text:span> of <text:span text:style-name="T52">its limitations,</text:span> and suggestions for alternative approaches.</text:p>
        </text:list-item>
      </text:list>
      <text:h text:style-name="P21" text:outline-level="4">Playable build</text:h>
      <text:p text:style-name="P8"><text:span text:style-name="T16">An executable file, or a</text:span><text:span text:style-name="T6"> URL to a</text:span><text:span text:style-name="T1"> </text:span><text:span text:style-name="T6">playable build</text:span><text:span text:style-name="T1"> of the game </text:span><text:span text:style-name="T6">containing the y</text:span><text:span text:style-name="T34">our</text:span><text:span text:style-name="T6"> </text:span><text:span text:style-name="T1">AI </text:span><text:span text:style-name="T6">system </text:span><text:span text:style-name="T1">should be included with this assessment, in order to contextualize and evidence the issues discussed in the assessment report.</text:span></text:p>
      <text:p text:style-name="P10">If the game is distributed as an executable file, this file must be included in the git repository for the project.</text:p>
      <text:p text:style-name="P8"><text:span text:style-name="T16">If the game is playable in-browser, t</text:span><text:span text:style-name="T7">his may be hosted on a </text:span><text:span text:style-name="T19">personal</text:span><text:span text:style-name="T7"> web-page, for example using GitHub pages, or on a game portal, such as itch.io. </text:span><text:span text:style-name="T16">A URL to this must be supplied in the git repository for the project.</text:span></text:p>
      <text:p text:style-name="P23"><text:span text:style-name="T6">This game m</text:span><text:span text:style-name="T24">ust be able to</text:span><text:span text:style-name="T6"> run on the computers in CD/102, if necessary using a browser specified in the y</text:span><text:span text:style-name="T34">our</text:span><text:span text:style-name="T6"> README.md file. </text:span><text:span text:style-name="T1">If this is not the case, marks may be deducted from the project.</text:span></text:p>
      <text:h text:style-name="P20" text:outline-level="4">Source Code</text:h>
      <text:p text:style-name="P11"><text:span text:style-name="T1">The complete uncompiled </text:span><text:span text:style-name="T6">source code</text:span><text:span text:style-name="T1"> of the </text:span><text:span text:style-name="T18">AI System</text:span><text:span text:style-name="T1"> </text:span><text:span text:style-name="T6">should be included in the git repository </text:span><text:span text:style-name="T1">in order to contextualize and evidence the content discussed in the assessment report.</text:span></text:p>
      <text:p text:style-name="P6">This should include any configuration files and documentation necessary to build the project. Specifically expected are:</text:p>
      <text:list xml:id="list3698153822" text:style-name="L2">
        <text:list-item>
          <text:p text:style-name="P29"><text:span text:style-name="T2">A </text:span><text:span text:style-name="T39">README.md</text:span><text:span text:style-name="T2"> file in the root of the repository </text:span><text:span text:style-name="T3">giving instructions on how to</text:span><text:span text:style-name="T2"> build </text:span><text:span text:style-name="T3">your code, as well as any instructions required for configuring or running the built game to demonstrate your AI system. </text:span><text:span text:style-name="T16">If the game is playable at a URL, this URL should be included here.</text:span></text:p>
        </text:list-item>
        <text:list-item>
          <text:p text:style-name="P30"><text:span text:style-name="T44">A </text:span><text:span text:style-name="T40">LICENSE.md</text:span><text:span text:style-name="T44"> file in the root of the repository giving a license or copyright statement for your code.</text:span></text:p>
        </text:list-item>
      </text:list>
      <text:p text:style-name="P24">If this is not included in the assessment submission, marks may be deducted from the project.</text:p>
      <text:h text:style-name="P18" text:outline-level="2">Part 1: Assessment Report</text:h>
      <text:p text:style-name="P3">The Group Assessment Report will consist of:</text:p>
      <text:list xml:id="list4205694360" text:style-name="WWNum10">
        <text:list-item>
          <text:p text:style-name="P40"><text:span text:style-name="T1">Introduction (worth </text:span><text:span text:style-name="T29">20</text:span><text:span text:style-name="T1">% </text:span><text:span text:style-name="T33">of the total mark</text:span><text:span text:style-name="T1">)</text:span></text:p>
        </text:list-item>
        <text:list-item>
          <text:p text:style-name="P34">Implementation Report (worth <text:span text:style-name="T50">40</text:span>% <text:span text:style-name="T63">of the total mark</text:span>)</text:p>
        </text:list-item>
        <text:list-item>
          <text:p text:style-name="P40"><text:span text:style-name="T1">Discussion (worth </text:span><text:span text:style-name="T32">40</text:span><text:span text:style-name="T1">% </text:span><text:span text:style-name="T33">of the total mark</text:span><text:span text:style-name="T1">)</text:span></text:p>
        </text:list-item>
      </text:list>
      <text:h text:style-name="Heading_20_3" text:outline-level="3"><text:span text:style-name="T1">Part 1.1: Introductio</text:span><text:span text:style-name="T53">n</text:span></text:h>
      <text:p text:style-name="Standard"><text:span text:style-name="T34">You</text:span><text:span text:style-name="T1"> will introduce both the game and the AI that </text:span><text:span text:style-name="T34">you have</text:span><text:span text:style-name="T1"> develop for this game.</text:span></text:p>
      <text:p text:style-name="P3">You must describe:</text:p>
      <text:list xml:id="list957251020" text:style-name="WWNum9">
        <text:list-item>
          <text:p text:style-name="P35">The game that you have design<text:span text:style-name="T47">ed</text:span> an AI <text:span text:style-name="T47">system </text:span>for</text:p>
        </text:list-item>
        <text:list-item>
          <text:p text:style-name="P36">The intended behaviour of your AI System </text:p>
        </text:list-item>
        <text:list-item>
          <text:p text:style-name="P41"><text:span text:style-name="T1">What artificial intelligence techniques you selected to use in order to build an </text:span><text:span text:style-name="T22">AI system</text:span><text:span text:style-name="T1"> </text:span><text:span text:style-name="T22">for</text:span><text:span text:style-name="T1"> this game</text:span></text:p>
        </text:list-item>
        <text:list-item>
          <text:p text:style-name="P35"><text:soft-page-break/>Why you selected these specific techniques, in terms of both <text:span text:style-name="T46">desired behaviour,</text:span> feasibility <text:span text:style-name="T46">of implementation within the time available, and the runtime requirements of the system</text:span></text:p>
        </text:list-item>
      </text:list>
      <text:p text:style-name="P5">Marking Criteria:</text:p>
      <text:list xml:id="list1538898830" text:style-name="WWNum4">
        <text:list-item>
          <text:p text:style-name="P37">Clear explanation of the game that was selected (<text:span text:style-name="T61">25%</text:span>)</text:p>
        </text:list-item>
        <text:list-item>
          <text:p text:style-name="P43">Clear description of the intended behaviour of the AI system <text:span text:style-name="T60">(25%)</text:span></text:p>
        </text:list-item>
        <text:list-item>
          <text:p text:style-name="P42"><text:span text:style-name="T1">Clear explanation of the techniques selected for use in </text:span><text:span text:style-name="T22">developing the AI system for</text:span><text:span text:style-name="T1"> this game (</text:span><text:span text:style-name="T25">2</text:span><text:span text:style-name="T28">5%</text:span><text:span text:style-name="T1">)</text:span></text:p>
        </text:list-item>
        <text:list-item>
          <text:p text:style-name="P42"><text:span text:style-name="T1">Justifiable description of why these techniques were selected (</text:span><text:span text:style-name="T29">2</text:span><text:span text:style-name="T28">5%</text:span><text:span text:style-name="T1">)</text:span></text:p>
        </text:list-item>
      </text:list>
      <text:h text:style-name="P17" text:outline-level="3">Part 1.2: Implementation Report </text:h>
      <text:p text:style-name="Standard"><text:span text:style-name="T34">You</text:span><text:span text:style-name="T1"> will describe the practicalities of the implementation work that </text:span><text:span text:style-name="T34">you</text:span><text:span text:style-name="T1"> did in order to build </text:span><text:span text:style-name="T36">the</text:span><text:span text:style-name="T1"> game </text:span><text:span text:style-name="T36">and AI system</text:span><text:span text:style-name="T22">.</text:span></text:p>
      <text:p text:style-name="P3">You must describe:</text:p>
      <text:list xml:id="list2960608498" text:style-name="WWNum15">
        <text:list-item>
          <text:p text:style-name="P46">The architecture of the <text:span text:style-name="T65">game and </text:span><text:span text:style-name="T47">AI system</text:span> that you develo<text:span text:style-name="T48">ped, the specific algorithms used, and the source code that implements this architecture, e.g. with reference to applicable classes and class diagrams</text:span></text:p>
        </text:list-item>
        <text:list-item>
          <text:p text:style-name="P47">The design decisions that you made during the development of the <text:span text:style-name="T65">game and </text:span>AI system that had a significant impact on the process of development or the final product, and a justification for why you made those decisions</text:p>
        </text:list-item>
        <text:list-item>
          <text:p text:style-name="P45">The technology that was used to implement this <text:span text:style-name="T48">AI system</text:span>, including a description of any software development frameworks or libraries that were used during development</text:p>
        </text:list-item>
      </text:list>
      <text:p text:style-name="P5">Marking Criteria:</text:p>
      <text:list xml:id="list160303091299628" text:continue-list="list1538898830" text:style-name="WWNum4">
        <text:list-item>
          <text:p text:style-name="P42"><text:span text:style-name="T1">Clear description of the </text:span><text:span text:style-name="T26">AI system</text:span><text:span text:style-name="T1"> architecture using the terminology taught during the course (</text:span><text:span text:style-name="T23">3</text:span><text:span text:style-name="T28">0%</text:span><text:span text:style-name="T1">)</text:span></text:p>
        </text:list-item>
        <text:list-item>
          <text:p text:style-name="P44"><text:span text:style-name="T26">Clear justification of major </text:span><text:span text:style-name="T27">design </text:span><text:span text:style-name="T26">decisions taken during the development of the AI system </text:span><text:span text:style-name="T23">with reference to the desired behaviour, game experience, feasability of implemetation, and runtime requirements of the system</text:span><text:span text:style-name="T26"> </text:span><text:span text:style-name="T27">(</text:span><text:span text:style-name="T20">3</text:span><text:span text:style-name="T28">0%</text:span><text:span text:style-name="T27">)</text:span></text:p>
        </text:list-item>
        <text:list-item>
          <text:p text:style-name="P42"><text:span text:style-name="T1">Clear evidence of significant and complex artificial intelligence coding and development work (</text:span><text:span text:style-name="T20">4</text:span><text:span text:style-name="T28">0%</text:span><text:span text:style-name="T1">)</text:span></text:p>
        </text:list-item>
      </text:list>
      <text:h text:style-name="P17" text:outline-level="3">Part 1.3: Discussion</text:h>
      <text:p text:style-name="Standard"><text:span text:style-name="T34">You</text:span><text:span text:style-name="T1"> will describe both how successful the implementation work described in the previous section was, and outline alternative approaches which may be more fruitful </text:span><text:span text:style-name="T34">in</text:span><text:span text:style-name="T1"> solving the same problem, or other further work.</text:span></text:p>
      <text:p text:style-name="P3">You must describe:</text:p>
      <text:list xml:id="list623351291" text:style-name="WWNum16">
        <text:list-item>
          <text:p text:style-name="P48">The overall success of the approach in terms of <text:span text:style-name="T46">the desired </text:span><text:span text:style-name="T66">and observed behaviour and/or its effect on the game experience.</text:span></text:p>
        </text:list-item>
        <text:list-item>
          <text:p text:style-name="P49">The overall success of the approach in terms of <text:span text:style-name="T49">feasibility of implementation within the time available</text:span></text:p>
        </text:list-item>
        <text:list-item>
          <text:p text:style-name="P50">The overall success of the approach in terms of the runtime requirements of the system, such as memory usage and computing time.</text:p>
        </text:list-item>
        <text:list-item>
          <text:p text:style-name="P48"><text:soft-page-break/>What the limitations of the approach that was taken were.</text:p>
        </text:list-item>
        <text:list-item>
          <text:p text:style-name="P48">Suggestions for alternative approaches <text:span text:style-name="T49">for achieving the desired behaviour that are</text:span> more feasible, less time-consuming, <text:span text:style-name="T47">or require less resources at runtime.</text:span></text:p>
        </text:list-item>
      </text:list>
      <text:p text:style-name="P5">Marking Criteria:</text:p>
      <text:list xml:id="list746036209" text:style-name="WWNum5">
        <text:list-item>
          <text:p text:style-name="P51"><text:span text:style-name="T1">Clear understanding </text:span><text:span text:style-name="T22">how the </text:span><text:span text:style-name="T23">selected</text:span><text:span text:style-name="T22"> </text:span><text:span text:style-name="T23">techniques and t</text:span><text:span text:style-name="T34">he</text:span><text:span text:style-name="T23"> implemetation</text:span><text:span text:style-name="T1"> </text:span><text:span text:style-name="T22">e</text:span><text:span text:style-name="T23">ffected</text:span><text:span text:style-name="T22"> the behaviour of the system and a judgment of </text:span><text:span text:style-name="T37">how successful this is at achieving the desired behaviour and/or desired game experience </text:span><text:span text:style-name="T21">5</text:span><text:span text:style-name="T28">0%</text:span><text:span text:style-name="T1">)</text:span></text:p>
        </text:list-item>
        <text:list-item>
          <text:p text:style-name="P51"><text:span text:style-name="T1">Clear understanding </text:span><text:span text:style-name="T30">of how the approach taken influenced the feasibility of implementation and the runtime requirements of the system </text:span><text:span text:style-name="T1">(</text:span><text:span text:style-name="T28">25%</text:span><text:span text:style-name="T1">)</text:span></text:p>
        </text:list-item>
        <text:list-item>
          <text:p text:style-name="P51">Clear understanding of alternative approaches that could be taken to solving the same problem <text:span text:style-name="T54">and discussion of the pros and cons of these techniques</text:span><text:span text:style-name="T1"> (</text:span><text:span text:style-name="T28">25%</text:span><text:span text:style-name="T1">)</text:span></text:p>
        </text:list-item>
      </text:list>
      <text:h text:style-name="P18" text:outline-level="2">Part 2: <text:s/><text:span text:style-name="T42">Playable Build</text:span> (Potential Mark Adjustment)</text:h>
      <text:p text:style-name="P9"><text:span text:style-name="T11">Y</text:span><text:span text:style-name="T34">our</text:span><text:span text:style-name="T11"> submission should include </text:span><text:span text:style-name="T23">a playable game with y</text:span><text:span text:style-name="T34">our</text:span><text:span text:style-name="T23"> AI system included. This may be an executable file or a URL to a version playable in browser.</text:span></text:p>
      <text:p text:style-name="P22"><text:span text:style-name="T12">Any reasonable requirements for running a</text:span><text:span text:style-name="T23">nd configuring the game should be described in the </text:span><text:span text:style-name="T34">your</text:span><text:span text:style-name="T23"> README.md file.</text:span></text:p>
      <text:p text:style-name="P12"><text:span text:style-name="T1">This game is important in evidencing the work that was described in Part 1. If the game is not submitted – or </text:span><text:span text:style-name="T24">cannot be run with reasonable effort</text:span><text:span text:style-name="T1"> – then </text:span><text:span text:style-name="T34">your</text:span><text:span text:style-name="T1"> mark will be adjusted. It is </text:span><text:span text:style-name="T34">your</text:span><text:span text:style-name="T1"> responsibility to ensure that the game </text:span><text:span text:style-name="T24">can be run for assessment.</text:span></text:p>
      <text:h text:style-name="P18" text:outline-level="2">Part 3: <text:span text:style-name="T45">Source Code</text:span> (Potential Mark Adjustment)</text:h>
      <text:p text:style-name="P11"><text:span text:style-name="T34">You</text:span><text:span text:style-name="T1"> should submit the full </text:span><text:span text:style-name="T35">source code</text:span><text:span text:style-name="T1"> for </text:span><text:span text:style-name="T34">your</text:span><text:span text:style-name="T1"> AI </text:span><text:span text:style-name="T2">along with all other source code, libraries and/or configuration files required to build the submitted playable build</text:span><text:span text:style-name="T1">. </text:span><text:span text:style-name="T35">This should be included in the Git repository that is submitted. <text:s/>Instructions for building the project should be included in the submitted Git repository.</text:span></text:p>
      <text:p text:style-name="P3">This code is important in evidencing the work that was described in Part 1. If the <text:span text:style-name="T43">source code</text:span> is not submitted then <text:span text:style-name="T64">your</text:span> mark will be adjust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 svg:font-family="'Lohit Devanagari'"/>
    <style:font-face style:name="Courier New" svg:font-family="'Courier New'" style:font-adornments="Regular" style:font-pitch="fixed"/>
    <style:font-face style:name="FreeMono" svg:font-family="Free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Subtitle" style:family="paragraph" style:parent-style-name="Standard" style:next-style-name="Standard" style:default-outline-level="" style:class="chapter">
      <style:text-properties fo:color="#5a5a5a" loext:opacity="100%" fo:letter-spacing="0.026cm" style:font-name-asian="Calibri1" style:font-family-asian="Calibri" style:font-family-generic-asian="system" style:font-pitch-asian="variabl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Title" style:family="paragraph" style:parent-style-name="Standard" style:next-style-name="Standard" style:default-outline-level=""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Header" style:family="paragraph" style:parent-style-name="Standard" style:class="extra"/>
    <style:style style:name="Frame_20_contents" style:display-name="Frame contents" style:family="paragraph" style:parent-style-name="Standard" style:class="extra"/>
    <style:style style:name="Default_20_Paragraph_20_Font" style:display-name="Default Paragraph Font" style:family="text"/>
    <style:style style:name="Footer_20_Char" style:display-name="Footer Char" style:family="text" style:parent-style-name="Default_20_Paragraph_20_Font"/>
    <style:style style:name="page_20_number" style:display-name="page number" style:family="text" style:parent-style-name="Default_20_Paragraph_20_Font"/>
    <style:style style:name="Heading_20_1_20_Char" style:display-name="Heading 1 Char" style:family="text" style:parent-style-name="Default_20_Paragraph_20_Font">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Subtitle_20_Char" style:display-name="Subtitle Char" style:family="text" style:parent-style-name="Default_20_Paragraph_20_Font">
      <style:text-properties fo:color="#5a5a5a" loext:opacity="100%" fo:letter-spacing="0.026cm" style:font-name-asian="Calibri1" style:font-family-asian="Calibri" style:font-family-generic-asian="system" style:font-pitch-asian="variable"/>
    </style:style>
    <style:style style:name="Heading_20_2_20_Char" style:display-name="Heading 2 Char" style:family="text" style:parent-style-name="Default_20_Paragraph_20_Font">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Heading_20_4_20_Char" style:display-name="Heading 4 Char" style:family="text" style:parent-style-name="Default_20_Paragraph_20_Font">
      <style:text-properties fo:color="#2e74b5"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ab-stops>
          <style:tab-stop style:position="16.955cm" style:type="right"/>
        </style:tab-stops>
      </style:paragraph-properties>
      <style:text-properties style:font-name="Times New Roman" fo:font-weight="bold" style:font-name-asian="Times New Roman1" style:font-weight-asian="bold"/>
    </style:style>
    <style:style style:name="MP2" style:family="paragraph" style:parent-style-name="Standard">
      <style:paragraph-properties>
        <style:tab-stops>
          <style:tab-stop style:position="16.955cm" style:type="right"/>
        </style:tab-stops>
      </style:paragraph-properties>
      <style:text-properties style:font-name="Times New Roman" style:font-name-asian="Times New Roman1"/>
    </style:style>
    <style:style style:name="MP3" style:family="paragraph" style:parent-style-name="Footer">
      <style:paragraph-properties fo:padding="0cm" fo:border="none"/>
    </style:style>
    <style:style style:name="MT1" style:family="text"/>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1.251cm" fo:margin-bottom="1.499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ext:p text:style-name="MP1"/>
      </style:header>
      <style:footer>
        <text:p text:style-name="MP2"><draw:frame draw:style-name="Mfr1" draw:name="Frame1" text:anchor-type="paragraph" svg:y="0.002cm" draw:z-index="3"><draw:text-box fo:min-height="0.041cm" fo:min-width="0.041cm"><text:p text:style-name="MP3"><text:span text:style-name="page_20_number"><text:page-number text:select-page="current">4</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id Zendle</meta:initial-creator>
    <meta:editing-cycles>73</meta:editing-cycles>
    <meta:creation-date>2018-02-05T09:47:00</meta:creation-date>
    <dc:date>2021-01-27T16:03:02.522621176</dc:date>
    <meta:editing-duration>PT18H20M</meta:editing-duration>
    <meta:generator>LibreOffice/7.0.4.2$Linux_X86_64 LibreOffice_project/00$Build-2</meta:generator>
    <meta:document-statistic meta:table-count="0" meta:image-count="0" meta:object-count="0" meta:page-count="4" meta:paragraph-count="86" meta:word-count="1423" meta:character-count="8411" meta:non-whitespace-character-count="7107"/>
    <meta:user-defined meta:name="AppVersion">16.0000</meta:user-defined>
    <meta:user-defined meta:name="Company">University of Yor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